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83A00001BB47A2239F8.svm"/>
  <manifest:file-entry manifest:media-type="" manifest:full-path="Pictures/2000000700002ED300002C8D573FDCA6.svm"/>
  <manifest:file-entry manifest:media-type="" manifest:full-path="Pictures/2000000700002CDC00002A9637596E95.svm"/>
  <manifest:file-entry manifest:media-type="" manifest:full-path="Pictures/2000000700002CDC00002A9670738E1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Courier New" fo:font-weight="normal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Times New Roman" fo:font-weight="normal" style:font-weight-asian="normal" style:font-weight-complex="normal"/>
    </style:style>
    <style:style style:name="P8" style:family="paragraph" style:parent-style-name="Standard" style:list-style-name="L1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style:font-name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leitung zur Installation/Deinstallation von Komponenten in Delphi 7</text:p>
      <text:p text:style-name="P3"/>
      <text:list xml:id="list43510980" text:style-name="L1">
        <text:list-item>
          <text:p text:style-name="P2">Komponente aus dem Quellcode erzeugen:</text:p>
        </text:list-item>
      </text:list>
      <text:p text:style-name="P3"/>
      <text:p text:style-name="P3"><text:tab/>Um eine Komponente aus einer .pas Datei heraus zu erzeugen benötigt die .pas Datei die <text:tab/><text:span text:style-name="T1">Register</text:span> Prozedur, die wie folgt aussehen kann:</text:p>
      <text:p text:style-name="P3"/>
      <text:p text:style-name="P6">procedure Register;</text:p>
      <text:p text:style-name="P6">begin</text:p>
      <text:p text:style-name="P6"><text:s text:c="2"/>RegisterComponents('Schule', [TRoboterarmPanel]);</text:p>
      <text:p text:style-name="P5"><text:span text:style-name="T1">end;</text:span></text:p>
      <text:p text:style-name="P7"/>
      <text:p text:style-name="P7">Dabei gibt der erste Parameter den Namen der Palette an, auf dem die Komponente abgelegt werden soll. Der zweite Parameter gibt die Klasse an, die registriert werden soll.</text:p>
      <text:p text:style-name="P7"/>
      <text:p text:style-name="P7">Um nun die Komponente zu registrieren muss der „Install Component“ Dialog geöffnet, über <text:span text:style-name="T1">Component</text:span> → <text:span text:style-name="T1">Install Component...</text:span> werden.</text:p>
      <text:p text:style-name="P7"/>
      <text:p text:style-name="P7"><draw:frame draw:style-name="fr1" draw:name="Grafik1" text:anchor-type="paragraph" svg:width="14.393cm" svg:height="7.093cm" draw:z-index="0"><draw:image xlink:href="Pictures/200000070000383A00001BB47A2239F8.svm" xlink:type="simple" xlink:show="embed" xlink:actuate="onLoad"/></draw:frame></text:p>
      <text:p text:style-name="P7">Falls die Komponente in einem neuen Package registriert werden soll, so muss auf die Karte <text:span text:style-name="T1">Into new package</text:span> gewechselt werden. Anschließend wird die .pas Datei, die die <text:span text:style-name="T1">Register</text:span> Prozedur enthält ausgewählt und der Pfad zum neuen Package angegeben.</text:p>
      <text:p text:style-name="P7"/>
      <text:p text:style-name="P7"><text:span text:style-name="T2">Wichtige Anmerkung:</text:span> Über <text:span text:style-name="T1">Browse</text:span> öffnet sich ein „Öffnen Dialog“ in diesem Dialog kann nun auch eine nicht existierende .dpk angegeben werden. Delphi erstellt dieses Package dann. Also nicht von dem „Öffnen Dialog“ verwirren lassen!</text:p>
      <text:p text:style-name="P7"/>
      <text:p text:style-name="P7">Jetzt nur noch mit <text:span text:style-name="T1">OK</text:span> bestätigen und schon ist die neue Komponente registriert. Möchte man diese nun an Andere weitergeben, so befindet sich im Installationspfad von Delphi (C:\Programme\Borland\Delphi 7\Projects\Bpl\) die benötigten .bpl und .dcp Dateien. Diese können, falls der Quellcode nicht zur Verfügung steht wie im nächsten Schritt beschrieben installiert werden.</text:p>
      <text:list xml:id="list20194769" text:continue-numbering="true" text:style-name="L1">
        <text:list-item>
          <text:p text:style-name="P8">Komponente als fertiges Paket installieren</text:p>
        </text:list-item>
      </text:list>
      <text:p text:style-name="P1"><text:tab/></text:p>
      <text:p text:style-name="P3"><text:tab/>Für diesen Schritt werden die .bpl und .dcp Dateien einer Komponente benötigt. Diese <text:tab/>Dateien beinhalten den compilierten Code der Komponente und lassen sich so einfach und <text:tab/>schnell an andere Entwickler, Tester oder Kunden weitergeben.</text:p>
      <text:p text:style-name="P3"/>
      <text:p text:style-name="P3"><text:tab/>Um eine solche Komponente in Delphi 7 zu installieren wird der Dialog mit den <text:span text:style-name="T1">Design <text:tab/>packages</text:span> über <text:span text:style-name="T1">Component → Install packages...</text:span> aufgerufen</text:p>
      <text:p text:style-name="P3"/>
      <text:p text:style-name="P3"><draw:frame draw:style-name="fr1" draw:name="Grafik2" text:anchor-type="paragraph" svg:width="11.485cm" svg:height="10.903cm" draw:z-index="1"><draw:image xlink:href="Pictures/2000000700002CDC00002A9670738E11.svm" xlink:type="simple" xlink:show="embed" xlink:actuate="onLoad"/></draw:frame></text:p>
      <text:p text:style-name="P3"><text:tab/>Anschließen kann über Add... die entsprechende .bpl Datei geladen und installiert werden. <text:tab/>Die Komponente ist sofort verfügbar. In unserem Beispiel wurde eine neue Palette <text:span text:style-name="T1">Schule</text:span> <text:tab/>erzeugt. Diese wird standardmäßig ans Ende der bereits vorhandenen Paletten gesetzt. <text:tab/>Möchte man diese jedoch weiter links haben, so kann dies über <text:span text:style-name="T1">Component → <text:tab/>Configure Palette...</text:span> eingestellt werden.</text:p>
      <text:p text:style-name="P3"/>
      <text:p text:style-name="P3"><draw:frame draw:style-name="fr2" draw:name="Grafik3" text:anchor-type="paragraph" svg:width="11.987cm" svg:height="11.405cm" draw:z-index="2"><draw:image xlink:href="Pictures/2000000700002ED300002C8D573FDCA6.svm" xlink:type="simple" xlink:show="embed" xlink:actuate="onLoad"/></draw:frame><text:soft-page-break/></text:p>
      <text:p text:style-name="P3"><text:tab/></text:p>
      <text:p text:style-name="P3"/>
      <text:list xml:id="list20202536" text:continue-numbering="true" text:style-name="L1">
        <text:list-item>
          <text:p text:style-name="P2">Installiere Komponente entfernen</text:p>
        </text:list-item>
      </text:list>
      <text:p text:style-name="P3"/>
      <text:p text:style-name="P3"><text:tab/>Um eine installiere Komponente zu entfernen, muss lediglich der Dialog mit den Design <text:tab/>packages geöffnet werden. Dort kann ein ausgewähltes Package entfernt werden.</text:p>
      <text:p text:style-name="P3"/>
      <text:p text:style-name="P3"><draw:frame draw:style-name="fr1" draw:name="Grafik4" text:anchor-type="paragraph" svg:width="11.485cm" svg:height="10.903cm" draw:z-index="3"><draw:image xlink:href="Pictures/2000000700002CDC00002A9637596E95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omas Gattinger</meta:initial-creator>
    <meta:creation-date>2010-06-15T23:37:48.47</meta:creation-date>
    <dc:date>2010-06-16T00:09:12.36</dc:date>
    <dc:creator>Thomas Gattinger</dc:creator>
    <meta:editing-duration>PT00H15M42S</meta:editing-duration>
    <meta:editing-cycles>2</meta:editing-cycles>
    <meta:generator>OpenOffice.org/3.1$Win32 OpenOffice.org_project/310m19$Build-9420</meta:generator>
    <meta:document-statistic meta:table-count="0" meta:image-count="4" meta:object-count="0" meta:page-count="4" meta:paragraph-count="20" meta:word-count="356" meta:character-count="2480"/>
  </office:meta>
</office:document-meta>
</file>